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line-height="150%" fo:text-indent="1cm" style:auto-text-indent="false" style:page-number="auto"/>
      <style:text-properties fo:font-size="14pt" officeooo:rsid="00170e73" officeooo:paragraph-rsid="00170e73" style:font-size-asian="12.25pt" style:font-size-complex="14pt"/>
    </style:style>
    <style:style style:name="P2" style:family="paragraph" style:parent-style-name="Standard" style:list-style-name="L1">
      <style:paragraph-properties fo:margin-left="0cm" fo:margin-right="0cm" fo:line-height="150%" fo:text-indent="1cm" style:auto-text-indent="false"/>
      <style:text-properties fo:font-size="14pt" officeooo:rsid="00170e73" officeooo:paragraph-rsid="00170e73" style:font-size-asian="12.25pt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адии планирования</text:p>
      <text:list xml:id="list5006008511141231780" text:style-name="L1">
        <text:list-item>
          <text:list>
            <text:list-item>
              <text:p text:style-name="P2">Анализ ситуации;</text:p>
            </text:list-item>
            <text:list-item>
              <text:p text:style-name="P2">Синтез целей;</text:p>
            </text:list-item>
            <text:list-item>
              <text:p text:style-name="P2">Разработка мероприятий, необходимых для достижения целей;</text:p>
            </text:list-item>
            <text:list-item>
              <text:p text:style-name="P2">Составление плана работ;</text:p>
            </text:list-item>
            <text:list-item>
              <text:p text:style-name="P2">Исполнение плана в соответствии со сроками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1:03:40.140231102</meta:creation-date>
    <dc:date>2015-06-17T11:06:19.290388940</dc:date>
    <meta:editing-duration>PT2M39S</meta:editing-duration>
    <meta:editing-cycles>1</meta:editing-cycles>
    <meta:document-statistic meta:table-count="0" meta:image-count="0" meta:object-count="0" meta:page-count="1" meta:paragraph-count="6" meta:word-count="26" meta:character-count="182" meta:non-whitespace-character-count="167"/>
    <meta:generator>LibreOffice/4.3.7.2$Linux_X86_64 LibreOffice_project/430m0$Build-2</meta:generator>
  </office:meta>
</office:document-meta>
</file>